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irst_20_Paragraph">
      <style:paragraph-properties fo:margin-top="0.318cm" fo:margin-bottom="0.423cm" style:contextual-spacing="false"/>
      <style:text-properties officeooo:paragraph-rsid="0007c5db"/>
    </style:style>
    <style:style style:name="P2" style:family="paragraph" style:parent-style-name="First_20_Paragraph">
      <style:text-properties officeooo:paragraph-rsid="0007c5db"/>
    </style:style>
    <style:style style:name="P3" style:family="paragraph" style:parent-style-name="Heading_20_3">
      <style:text-properties officeooo:paragraph-rsid="0007c5db"/>
    </style:style>
    <style:style style:name="P4" style:family="paragraph" style:parent-style-name="Heading_20_4">
      <style:text-properties officeooo:paragraph-rsid="0007c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5.0.1<text:tab/>Search Strings:.</text:h>
      <text:p text:style-name="P2">Note: Search string was adapted in Scopus adding: TITLE-ABS-KEY. This is implied when using WOS and Pubmed. As in WOS and Pubmed Title, Abstract and Keywords were also searched, both strings are in practice identical.</text:p>
      <text:h text:style-name="P4" text:outline-level="4">5.0.1.1<text:tab/>For WOS and Pubmed.</text:h>
      <text:p text:style-name="P2">((“Suic*” OR “Suicide prevention” OR “self harm*” OR “self poisoning*” OR “self injur*” OR “self mutilation” ) AND (“telehealth”OR“postcard*”OR “onlin*”OR“Online Intervention” OR “Online Prevent*” OR “E Intervention” OR “E-Intervention” OR “E Prevention” OR “Electronic Intervention” OR “Electronic Prevention” OR “Mobile Intervention” OR “Mobile Prevention” OR “Web-Based*” OR “Web Based*” OR “Online Support” OR “E Therapy” OR “e-mail*” OR “e mail*” OR “App” OR “Apps” OR “App-Assis*” OR “mobile-App” OR “mobile health intervention” OR “telephone” OR “phone based” OR “letter*”) AND (RCT OR Random*))<text:bookmark text:name="for-wos-and-pubmed"/></text:p>
      <text:h text:style-name="P4" text:outline-level="4">5.0.1.2<text:tab/>Scopus:.</text:h>
      <text:p text:style-name="P1">( TITLE-ABS-KEY ( ( “Suic*”  OR  “Suicide prevention”  OR  “self harm*”  OR  “self poisoning*”  OR  “self injur*”  OR  “self mutilation” )  AND  ( “telehealth”  OR  “postcard*”  OR  “onlin*”  OR  “Online Intervention”  OR  “Online Prevent*”  OR  “E Intervention”  OR  “E-Intervention”  OR  “E Prevention”  OR  “Electronic Intervention”  OR  “Electronic Prevention”  OR  “Mobile Intervention”  OR  “Mobile Prevention”  OR  “Web-Based*”  OR  “Web Based*”  OR  “Online Support”  OR  “E Therapy”  OR  “e-mail*”  OR  “e mail*”  OR  “App”  OR  “Apps”  OR  “App-Assis*”  OR  “mobile-App”  OR  “mobile health intervention”  OR  “telephone”  OR  “phone based”  OR  “letter*” )  AND  ( rct  OR  random* ) ) 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irst_20_Paragraph" style:display-name="First Paragraph" style:family="paragraph" style:parent-style-name="Text_20_body" style:next-style-name="Text_20_body" style:default-outline-level="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53cm" fo:margin-bottom="0cm" style:contextual-spacing="false" fo:text-align="start" style:justify-single-word="false"/>
      <style:text-properties style:font-weight-complex="normal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0cm" fo:margin-right="0cm" fo:margin-top="0cm" fo:margin-bottom="0cm" style:contextual-spacing="false" fo:line-height="100%" fo:text-indent="1.199cm" style:auto-text-indent="false"/>
      <style:text-properties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text-properties fo:font-style="italic" style:font-style-asian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1-12-14T08:09:19.784504699</meta:creation-date>
    <dc:date>2021-12-14T08:10:23.129458093</dc:date>
    <dc:creator>Jim Schmeckenbecher</dc:creator>
    <meta:editing-duration>PT1M3S</meta:editing-duration>
    <meta:editing-cycles>1</meta:editing-cycles>
    <meta:document-statistic meta:table-count="0" meta:image-count="0" meta:object-count="0" meta:page-count="1" meta:paragraph-count="6" meta:word-count="226" meta:character-count="1582" meta:non-whitespace-character-count="1296"/>
    <meta:generator>LibreOffice/7.0.0.3$MacOSX_X86_64 LibreOffice_project/8061b3e9204bef6b321a21033174034a5e2ea88e</meta:generator>
  </office:meta>
</office:document-meta>
</file>